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1in"/>
    </style:style>
    <style:style style:name="co2" style:family="table-column">
      <style:table-column-properties fo:break-before="auto" style:column-width="3.2335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3.2138in"/>
    </style:style>
    <style:style style:name="co8" style:family="table-column">
      <style:table-column-properties fo:break-before="auto" style:column-width="1.7165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1.5091in"/>
    </style:style>
    <style:style style:name="co11" style:family="table-column">
      <style:table-column-properties fo:break-before="auto" style:column-width="5.1453in"/>
    </style:style>
    <style:style style:name="co12" style:family="table-column">
      <style:table-column-properties fo:break-before="auto" style:column-width="3.039in"/>
    </style:style>
    <style:style style:name="co13" style:family="table-column">
      <style:table-column-properties fo:break-before="auto" style:column-width="3.3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table table:name="Schoo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>
            <text:p>Faculty</text:p>
          </table:table-cell>
          <table:table-cell table:number-columns-repeated="2"/>
        </table:table-row>
        <table:table-row table:style-name="ro2">
          <table:table-cell office:value-type="string">
            <text:p>Loyola</text:p>
          </table:table-cell>
          <table:table-cell office:value-type="string">
            <text:p><text:a xlink:href="http://www.luc.edu/bioinformatics/">http://www.luc.edu/bioinformatics/</text:a></text:p>
          </table:table-cell>
          <table:table-cell office:value-type="string">
            <text:p><text:a xlink:href="http://www.luc.edu/bioinformatics/faculty.shtml">http://www.luc.edu/bioinformatics/faculty.shtml</text:a>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Chicago</text:p>
          </table:table-cell>
          <table:table-cell office:value-type="string">
            <text:p><text:a xlink:href="http://bioinformatics.cs.uchicago.edu/">http://bioinformatics.cs.uchicago.edu/</text:a></text:p>
          </table:table-cell>
          <table:table-cell office:value-type="string">
            <text:p><text:a xlink:href="http://www.cs.uchicago.edu/people/ridg">http://www.cs.uchicago.edu/people/ridg</text:a>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Northwestern</text:p>
          </table:table-cell>
          <table:table-cell office:value-type="string">
            <text:p><text:a xlink:href="http://cbb.northwestern.edu/">http://cbb.northwestern.edu/</text:a></text:p>
          </table:table-cell>
          <table:table-cell office:value-type="string">
            <text:p><text:a xlink:href="http://cbb.northwestern.edu/faculty/clist.php">http://cbb.northwestern.edu/faculty/clist.php</text:a>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UIC</text:p>
          </table:table-cell>
          <table:table-cell office:value-type="string">
            <text:p><text:a xlink:href="http://www.uic.edu/depts/bioe/program_undergraduate/ca_bioinformatics.htm">http://www.uic.edu/depts/bioe/program_undergraduate/ca_bioinformatics.htm</text:a></text:p>
          </table:table-cell>
          <table:table-cell office:value-type="string">
            <text:p><text:a xlink:href="http://www.uic.edu/depts/bioe/faculty/aoi_bioinformatics.htm">http://www.uic.edu/depts/bioe/faculty/aoi_bioinformatics.htm</text:a> </text:p>
          </table:table-cell>
          <table:table-cell office:value-type="float" office:value="25">
            <text:p>25</text:p>
          </table:table-cell>
          <table:table-cell/>
        </table:table-row>
      </table:table>
      <table:table table:name="Loyola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Name </text:p>
          </table:table-cell>
          <table:table-cell office:value-type="string">
            <text:p>Title </text:p>
          </table:table-cell>
          <table:table-cell office:value-type="string">
            <text:p>Office # </text:p>
          </table:table-cell>
          <table:table-cell office:value-type="string">
            <text:p>Phone/E-mail</text:p>
          </table:table-cell>
          <table:table-cell table:number-columns-repeated="2"/>
        </table:table-row>
        <table:table-row table:style-name="ro1">
          <table:table-cell office:value-type="string">
            <text:p>Ian Boussy </text:p>
          </table:table-cell>
          <table:table-cell office:value-type="string">
            <text:p>Associate Professor </text:p>
          </table:table-cell>
          <table:table-cell office:value-type="string">
            <text:p>Life Sciences Bldg 224 </text:p>
          </table:table-cell>
          <table:table-cell office:value-type="string">
            <text:p>773.508.3635</text:p>
          </table:table-cell>
          <table:table-cell office:value-type="string">
            <text:p>iboussy@luc.edu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Jeffrey L. Doering </text:p>
          </table:table-cell>
          <table:table-cell office:value-type="string">
            <text:p>Chair, Biology Department; Professor </text:p>
          </table:table-cell>
          <table:table-cell office:value-type="string">
            <text:p>Life Sciences Bldg 317D </text:p>
          </table:table-cell>
          <table:table-cell office:value-type="string">
            <text:p>773.508.3627</text:p>
          </table:table-cell>
          <table:table-cell office:value-type="string">
            <text:p>jdoerin@luc.edu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Terry Grande </text:p>
          </table:table-cell>
          <table:table-cell office:value-type="string">
            <text:p>Associate Professor </text:p>
          </table:table-cell>
          <table:table-cell office:value-type="string">
            <text:p>Life Sciences Bldg 327 </text:p>
          </table:table-cell>
          <table:table-cell office:value-type="string">
            <text:p>773.508.3649</text:p>
          </table:table-cell>
          <table:table-cell office:value-type="string">
            <text:p>tgrande@luc.edu</text:p>
          </table:table-cell>
          <table:table-cell office:value-type="string">
            <text:p>Biology</text:p>
          </table:table-cell>
        </table:table-row>
        <table:table-row table:style-name="ro2">
          <table:table-cell office:value-type="string">
            <text:p>Stefan M. Kanzok </text:p>
          </table:table-cell>
          <table:table-cell office:value-type="string">
            <text:p>Assistant Professor </text:p>
          </table:table-cell>
          <table:table-cell office:value-type="string">
            <text:p>Life Sciences Bldg 227 </text:p>
          </table:table-cell>
          <table:table-cell office:value-type="string">
            <text:p>773.508.3790 </text:p>
          </table:table-cell>
          <table:table-cell office:value-type="string">
            <text:p><text:a xlink:href="mailto:skanzok@luc.edu">skanzok@luc.edu</text:a>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John J. Kelly </text:p>
          </table:table-cell>
          <table:table-cell office:value-type="string">
            <text:p>Assistant Professor </text:p>
          </table:table-cell>
          <table:table-cell office:value-type="string">
            <text:p>Life Sciences Bldg 243 </text:p>
          </table:table-cell>
          <table:table-cell office:value-type="string">
            <text:p>773.508.7097</text:p>
          </table:table-cell>
          <table:table-cell office:value-type="string">
            <text:p>jkelly7@luc.edu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Howard M. Laten </text:p>
          </table:table-cell>
          <table:table-cell office:value-type="string">
            <text:p>Director, Bioinformatics Program; Professor </text:p>
          </table:table-cell>
          <table:table-cell office:value-type="string">
            <text:p>Life Sciences Bldg 325 </text:p>
          </table:table-cell>
          <table:table-cell office:value-type="string">
            <text:p>773.508.3640</text:p>
          </table:table-cell>
          <table:table-cell office:value-type="string">
            <text:p>hlaten@luc.edu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F. Bryan Pickett </text:p>
          </table:table-cell>
          <table:table-cell office:value-type="string">
            <text:p>Associate Professor </text:p>
          </table:table-cell>
          <table:table-cell office:value-type="string">
            <text:p>Life Sciences Bldg 242 </text:p>
          </table:table-cell>
          <table:table-cell office:value-type="string">
            <text:p>773.508.3367</text:p>
          </table:table-cell>
          <table:table-cell office:value-type="string">
            <text:p>fpicket@luc.edu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Catherine Putonti </text:p>
          </table:table-cell>
          <table:table-cell office:value-type="string">
            <text:p>Assistant Professor </text:p>
          </table:table-cell>
          <table:table-cell office:value-type="string">
            <text:p>Life Sciences Bldg 343 </text:p>
          </table:table-cell>
          <table:table-cell office:value-type="string">
            <text:p>773.508.3277</text:p>
          </table:table-cell>
          <table:table-cell office:value-type="string">
            <text:p>cputont@luc.edu</text:p>
          </table:table-cell>
          <table:table-cell office:value-type="string">
            <text:p>Biology</text:p>
          </table:table-cell>
        </table:table-row>
        <table:table-row table:style-name="ro2">
          <table:table-cell office:value-type="string">
            <text:p>Eric H. Schroeter </text:p>
          </table:table-cell>
          <table:table-cell office:value-type="string">
            <text:p>Assistant Professor </text:p>
          </table:table-cell>
          <table:table-cell office:value-type="string">
            <text:p>Life Sciences Bldg 224 </text:p>
          </table:table-cell>
          <table:table-cell office:value-type="string">
            <text:p>773.508.3653 </text:p>
          </table:table-cell>
          <table:table-cell office:value-type="string">
            <text:p><text:a xlink:href="mailto:eschro2@luc.edu">eschro2@luc.edu</text:a>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Kim Williamson </text:p>
          </table:table-cell>
          <table:table-cell office:value-type="string">
            <text:p>Associate Professor </text:p>
          </table:table-cell>
          <table:table-cell office:value-type="string">
            <text:p>Life Sciences Bldg 228 </text:p>
          </table:table-cell>
          <table:table-cell office:value-type="string">
            <text:p>773.508.3631</text:p>
          </table:table-cell>
          <table:table-cell office:value-type="string">
            <text:p>kwilli4@luc.edu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Miguel Ballicora </text:p>
          </table:table-cell>
          <table:table-cell office:value-type="string">
            <text:p>Assistant Professor </text:p>
          </table:table-cell>
          <table:table-cell office:value-type="string">
            <text:p>Flanner Hall 405 </text:p>
          </table:table-cell>
          <table:table-cell office:value-type="string">
            <text:p>773.508.3154</text:p>
          </table:table-cell>
          <table:table-cell office:value-type="string">
            <text:p>mballic@luc.edu</text:p>
          </table:table-cell>
          <table:table-cell office:value-type="string">
            <text:p>Chemistry</text:p>
          </table:table-cell>
        </table:table-row>
        <table:table-row table:style-name="ro1">
          <table:table-cell office:value-type="string">
            <text:p>Ken Olsen </text:p>
          </table:table-cell>
          <table:table-cell office:value-type="string">
            <text:p>Professor </text:p>
          </table:table-cell>
          <table:table-cell office:value-type="string">
            <text:p>Flanner Hall 409 </text:p>
          </table:table-cell>
          <table:table-cell office:value-type="string">
            <text:p>773.508.3121</text:p>
          </table:table-cell>
          <table:table-cell office:value-type="string">
            <text:p>kolsen@luc.edu</text:p>
          </table:table-cell>
          <table:table-cell office:value-type="string">
            <text:p>Chemistry</text:p>
          </table:table-cell>
        </table:table-row>
        <table:table-row table:style-name="ro1">
          <table:table-cell office:value-type="string">
            <text:p>Ronald Greenberg </text:p>
          </table:table-cell>
          <table:table-cell office:value-type="string">
            <text:p>Associate Professor </text:p>
          </table:table-cell>
          <table:table-cell office:value-type="string">
            <text:p>Lewis Towers 512E </text:p>
          </table:table-cell>
          <table:table-cell office:value-type="string">
            <text:p>312.915.7981</text:p>
          </table:table-cell>
          <table:table-cell office:value-type="string">
            <text:p>rig@cs.luc.edu</text:p>
          </table:table-cell>
          <table:table-cell office:value-type="string">
            <text:p>Computer Science</text:p>
          </table:table-cell>
        </table:table-row>
        <table:table-row table:style-name="ro1">
          <table:table-cell office:value-type="string">
            <text:p>Andrew Harrington </text:p>
          </table:table-cell>
          <table:table-cell office:value-type="string">
            <text:p>Associate Professor </text:p>
          </table:table-cell>
          <table:table-cell office:value-type="string">
            <text:p>Lewis Towers 512B </text:p>
          </table:table-cell>
          <table:table-cell office:value-type="string">
            <text:p>312.915.7982</text:p>
          </table:table-cell>
          <table:table-cell office:value-type="string">
            <text:p>anh@cs.luc.edu</text:p>
          </table:table-cell>
          <table:table-cell office:value-type="string">
            <text:p>Computer Science</text:p>
          </table:table-cell>
        </table:table-row>
        <table:table-row table:style-name="ro1">
          <table:table-cell office:value-type="string">
            <text:p>Chandra Sekharan </text:p>
          </table:table-cell>
          <table:table-cell office:value-type="string">
            <text:p>Chair, Computer Science Department; Professor </text:p>
          </table:table-cell>
          <table:table-cell office:value-type="string">
            <text:p>Lewis Towers 416A </text:p>
          </table:table-cell>
          <table:table-cell office:value-type="string">
            <text:p>312.915.7957</text:p>
          </table:table-cell>
          <table:table-cell office:value-type="string">
            <text:p>chandra@cs.luc.edu</text:p>
          </table:table-cell>
          <table:table-cell office:value-type="string">
            <text:p>Computer Science</text:p>
          </table:table-cell>
        </table:table-row>
        <table:table-row table:style-name="ro1">
          <table:table-cell office:value-type="string">
            <text:p>George Thiruvathukal </text:p>
          </table:table-cell>
          <table:table-cell office:value-type="string">
            <text:p>Associate Professor </text:p>
          </table:table-cell>
          <table:table-cell office:value-type="string">
            <text:p>Lewis Towers 416B </text:p>
          </table:table-cell>
          <table:table-cell office:value-type="string">
            <text:p>312.915.7986</text:p>
          </table:table-cell>
          <table:table-cell office:value-type="string">
            <text:p>gkt@cs.luc.edu</text:p>
          </table:table-cell>
          <table:table-cell office:value-type="string">
            <text:p>Computer Science</text:p>
          </table:table-cell>
        </table:table-row>
        <table:table-row table:style-name="ro1">
          <table:table-cell office:value-type="string">
            <text:p>Martin Buntinas </text:p>
          </table:table-cell>
          <table:table-cell office:value-type="string">
            <text:p>Professor </text:p>
          </table:table-cell>
          <table:table-cell office:value-type="string">
            <text:p>Damen Hall 318 </text:p>
          </table:table-cell>
          <table:table-cell office:value-type="string">
            <text:p>773.508.3580</text:p>
          </table:table-cell>
          <table:table-cell office:value-type="string">
            <text:p>mgb@math.luc.edu</text:p>
          </table:table-cell>
          <table:table-cell office:value-type="string">
            <text:p>Mathematics and Statistics</text:p>
          </table:table-cell>
        </table:table-row>
        <table:table-row table:style-name="ro1">
          <table:table-cell office:value-type="string">
            <text:p>John G. Del Greco </text:p>
          </table:table-cell>
          <table:table-cell office:value-type="string">
            <text:p>Associate Professor </text:p>
          </table:table-cell>
          <table:table-cell office:value-type="string">
            <text:p>Damen Hall 330F </text:p>
          </table:table-cell>
          <table:table-cell office:value-type="string">
            <text:p>773.508.3530</text:p>
          </table:table-cell>
          <table:table-cell office:value-type="string">
            <text:p>jdg@math.luc.edu</text:p>
          </table:table-cell>
          <table:table-cell office:value-type="string">
            <text:p>Mathematics and Statistics</text:p>
          </table:table-cell>
        </table:table-row>
        <table:table-row table:style-name="ro1">
          <table:table-cell office:value-type="string">
            <text:p>Timothy O'Brien </text:p>
          </table:table-cell>
          <table:table-cell office:value-type="string">
            <text:p>Associate Professor </text:p>
          </table:table-cell>
          <table:table-cell office:value-type="string">
            <text:p>Damen Hall 321 </text:p>
          </table:table-cell>
          <table:table-cell office:value-type="string">
            <text:p>773.508.2129</text:p>
          </table:table-cell>
          <table:table-cell office:value-type="string">
            <text:p>tobrien@math.luc.edu</text:p>
          </table:table-cell>
          <table:table-cell office:value-type="string">
            <text:p>Mathematics and Statistics</text:p>
          </table:table-cell>
        </table:table-row>
        <table:table-row table:style-name="ro1">
          <table:table-cell office:value-type="string">
            <text:p>Liping Tong</text:p>
          </table:table-cell>
          <table:table-cell office:value-type="string">
            <text:p>Assistant Professor </text:p>
          </table:table-cell>
          <table:table-cell office:value-type="string">
            <text:p>Damen Hall 310 </text:p>
          </table:table-cell>
          <table:table-cell office:value-type="string">
            <text:p>773.508.3584 </text:p>
          </table:table-cell>
          <table:table-cell office:value-type="string">
            <text:p>ltong@luc.edu</text:p>
          </table:table-cell>
          <table:table-cell office:value-type="string">
            <text:p>Mathematics and Statistics</text:p>
          </table:table-cell>
        </table:table-row>
      </table:table>
      <table:table table:name="Northwestern" table:style-name="ta1" table:print="false">
        <office:forms form:automatic-focus="false" form:apply-design-mode="false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4" table:number-columns-repeated="253" table:default-cell-style-name="Default"/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1" office:value-type="string">
            <text:p>Professors: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pharm.northwestern.edu/faculty/anderson/anderson.html">Wayne F. Anderson</text:a> (Molecular Pharmacology and Biological Chemistry)</text:p>
          </table:table-cell>
          <table:table-cell office:value-type="string">
            <text:p>protien structure</text:p>
          </table:table-cell>
          <table:table-cell table:number-columns-repeated="254"/>
        </table:table-row>
        <table:table-row table:style-name="ro1">
          <table:table-cell office:value-type="string">
            <text:p><text:a xlink:href="http://www.feinberg.northwestern.edu/igp/facindex/ChisholmR.html">Rex Chisholm</text:a> (Cell and Molecular Biology)</text:p>
          </table:table-cell>
          <table:table-cell office:value-type="string">
            <text:p>cell movement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<text:a xlink:href="http://www.ece.northwestern.edu/%7Echoudhar/">Alok N. Choudhary</text:a> (Electrical Engineering and Computer Science)</text:p>
          </table:table-cell>
          <table:table-cell table:style-name="ce6" office:value-type="string">
            <text:p>high perfomance computing</text:p>
          </table:table-cell>
          <table:table-cell table:style-name="ce6" office:value-type="string">
            <text:p>computation and buisness</text:p>
          </table:table-cell>
          <table:table-cell table:style-name="ce6" table:number-columns-repeated="253"/>
        </table:table-row>
        <table:table-row table:style-name="ro1">
          <table:table-cell office:value-type="string">
            <text:p><text:a xlink:href="http://www.feinberg.northwestern.edu/igp/facindex/HaldarK.html">Kasturi Haldar</text:a> (Pathology)</text:p>
          </table:table-cell>
          <table:table-cell office:value-type="string">
            <text:p>vacuoles in disease</text:p>
          </table:table-cell>
          <table:table-cell table:number-columns-repeated="254"/>
        </table:table-row>
        <table:table-row table:style-name="ro1">
          <table:table-cell office:value-type="string">
            <text:p><text:a xlink:href="http://www.childrensmrc.org/harris/">Ann Harris</text:a> (Pediatrics)</text:p>
          </table:table-cell>
          <table:table-cell office:value-type="string">
            <text:p>cystic fibrosi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<text:a xlink:href="http://www.iems.northwestern.edu/content/ResearchFaculty.asp?ik=6">Gordon Hazen</text:a> (Industrial Engineering and Management Sciences)</text:p>
          </table:table-cell>
          <table:table-cell table:style-name="ce6" office:value-type="string">
            <text:p>cost effective medicine</text:p>
          </table:table-cell>
          <table:table-cell table:style-name="ce6" office:value-type="string">
            <text:p>Determine coding</text:p>
          </table:table-cell>
          <table:table-cell table:style-name="ce6" table:number-columns-repeated="253"/>
        </table:table-row>
        <table:table-row table:style-name="ro1">
          <table:table-cell office:value-type="string">
            <text:p><text:a xlink:href="http://www.biochem.northwestern.edu/ibis/faculty/holmgren.htm">Robert A. Holmgren</text:a> (Biochemistry, Molecular Biology, and Cell Biology)</text:p>
          </table:table-cell>
          <table:table-cell office:value-type="string">
            <text:p>animal development</text:p>
          </table:table-cell>
          <table:table-cell table:number-columns-repeated="254"/>
        </table:table-row>
        <table:table-row table:style-name="ro1">
          <table:table-cell office:value-type="string">
            <text:p><text:a xlink:href="http://www.math.northwestern.edu/people/facultyProfiles/joseph.jerome.html">Joseph W. Jerome</text:a> (Mathematics)</text:p>
          </table:table-cell>
          <table:table-cell office:value-type="string">
            <text:p>mathematics and modeling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<text:a xlink:href="http://www.cs.northwestern.edu/%7Ekao/">Ming-Yang Kao</text:a> (Electrical Engineering and Computer Science)</text:p>
          </table:table-cell>
          <table:table-cell table:style-name="ce7" office:value-type="string">
            <text:p>bioinformatics algorithms</text:p>
          </table:table-cell>
          <table:table-cell table:style-name="ce7" office:value-type="string">
            <text:p>Determine coding/ Philosphy and Theory</text:p>
          </table:table-cell>
          <table:table-cell table:style-name="ce7" table:number-columns-repeated="253"/>
        </table:table-row>
        <table:table-row table:style-name="ro1">
          <table:table-cell office:value-type="string">
            <text:p><text:a xlink:href="http://www.esam.northwestern.edu/%7Ekath/">William L. Kath</text:a> (Engineering Sciences and Applied Mathematics)</text:p>
          </table:table-cell>
          <table:table-cell office:value-type="string">
            <text:p>computational neuroscience</text:p>
          </table:table-cell>
          <table:table-cell table:number-columns-repeated="254"/>
        </table:table-row>
        <table:table-row table:style-name="ro1">
          <table:table-cell office:value-type="string">
            <text:p><text:a xlink:href="http://www.communication.northwestern.edu/csd/faculty/Jerilyn_Logemann/">Jerilyn A. Logemann</text:a> (Neurology)</text:p>
          </table:table-cell>
          <table:table-cell office:value-type="string">
            <text:p>speech pathology</text:p>
          </table:table-cell>
          <table:table-cell table:number-columns-repeated="254"/>
        </table:table-row>
        <table:table-row table:style-name="ro1">
          <table:table-cell office:value-type="string">
            <text:p><text:a xlink:href="http://www.feinberg.northwestern.edu/igp/facindex/LongneckerR.html">Richard M. Longnecker</text:a> (Microbiology-Immunology)</text:p>
          </table:table-cell>
          <table:table-cell office:value-type="string">
            <text:p>ebv pathogenesi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<text:a xlink:href="http://www.iems.northwestern.edu/content/Member.asp?MemberIK=37">Sanjay Mehrotra</text:a> (Industrial Engineering and Management Sciences)</text:p>
          </table:table-cell>
          <table:table-cell table:style-name="ce6" office:value-type="string">
            <text:p>financial algorithm optimization</text:p>
          </table:table-cell>
          <table:table-cell table:style-name="ce6" office:value-type="string">
            <text:p>Determine coding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<text:a xlink:href="http://www.biochem.northwestern.edu/ibis/faculty/mondragon.htm">Alfonso Mondragon</text:a> (Biochemistry, Molecular Biology, and Cell Biology)</text:p>
          </table:table-cell>
          <table:table-cell table:style-name="ce6" office:value-type="string">
            <text:p>catalytic RNA structure</text:p>
          </table:table-cell>
          <table:table-cell table:style-name="ce6" office:value-type="string">
            <text:p>Philosophy and theory</text:p>
          </table:table-cell>
          <table:table-cell table:style-name="ce6" table:number-columns-repeated="253"/>
        </table:table-row>
        <table:table-row table:style-name="ro1">
          <table:table-cell office:value-type="string">
            <text:p><text:a xlink:href="http://www.biochem.northwestern.edu/ibis/faculty/morimoto.htm">Richard I. Morimoto</text:a> (Biochemistry, Molecular Biology, and Cell Biology)</text:p>
          </table:table-cell>
          <table:table-cell office:value-type="string">
            <text:p>protien pathways for cellular sensory system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<text:a xlink:href="http://www.iems.northwestern.edu/content/Member.asp?MemberIK=11">Barry L. Nelson</text:a> (Industrial Engineering and Management Sciences)</text:p>
          </table:table-cell>
          <table:table-cell table:style-name="ce6" office:value-type="string">
            <text:p>computer simulations and statistical efficiency</text:p>
          </table:table-cell>
          <table:table-cell table:style-name="ce6" office:value-type="string">
            <text:p>Determine coding</text:p>
          </table:table-cell>
          <table:table-cell table:style-name="ce6" table:number-columns-repeated="253"/>
        </table:table-row>
        <table:table-row table:style-name="ro1">
          <table:table-cell office:value-type="string">
            <text:p><text:a xlink:href="http://www.feinberg.northwestern.edu/igp/facindex/SeifertH.html">Hank Seifert</text:a> (Microbiology-Immunology)</text:p>
          </table:table-cell>
          <table:table-cell office:value-type="string">
            <text:p>gonorrhoeae</text:p>
          </table:table-cell>
          <table:table-cell table:number-columns-repeated="254"/>
        </table:table-row>
        <table:table-row table:style-name="ro1">
          <table:table-cell office:value-type="string">
            <text:p><text:a xlink:href="http://www.feinberg.northwestern.edu/igp/facindex/SoaresM.html">Marcelo Bento Soares</text:a> (Pediatrics)</text:p>
          </table:table-cell>
          <table:table-cell office:value-type="string">
            <text:p>genomic instability</text:p>
          </table:table-cell>
          <table:table-cell table:number-columns-repeated="254"/>
        </table:table-row>
        <table:table-row table:style-name="ro1">
          <table:table-cell office:value-type="string">
            <text:p><text:a xlink:href="http://www.northwestern.edu/neurobiology/faculty/takahashi.html">Joseph S. Takahashi</text:a> (Neurobiology and Physiology)</text:p>
          </table:table-cell>
          <table:table-cell office:value-type="string">
            <text:p>circadian rhythm</text:p>
          </table:table-cell>
          <table:table-cell table:number-columns-repeated="254"/>
        </table:table-row>
        <table:table-row table:style-name="ro1">
          <table:table-cell office:value-type="string">
            <text:p><text:a xlink:href="http://www.feinberg.northwestern.edu/igp/facindex/WattersonD.html">D. Martin Watterson</text:a> (Molecular Pharmacology and Biological Chemistry)</text:p>
          </table:table-cell>
          <table:table-cell office:value-type="string">
            <text:p>signal transduction for drug targeti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<text:a xlink:href="http://www.biochem.northwestern.edu/ibis/faculty/widom.htm">Jonathan Widom</text:a> (Biochemistry, Molecular Biology and Cell Biology)</text:p>
          </table:table-cell>
          <table:table-cell table:style-name="ce6" office:value-type="string">
            <text:p>chromatin organization</text:p>
          </table:table-cell>
          <table:table-cell table:style-name="ce6" office:value-type="string">
            <text:p>Good to fish out various data storage mechanisms</text:p>
          </table:table-cell>
          <table:table-cell table:style-name="ce6" table:number-columns-repeated="253"/>
        </table:table-row>
        <table:table-row table:style-name="ro1">
          <table:table-cell table:style-name="ce4" office:value-type="string">
            <text:p><text:a xlink:href="http://www.statistics.northwestern.edu/faculty/zabell.html">Sandy L. Zabell</text:a> (Statistics)</text:p>
          </table:table-cell>
          <table:table-cell table:style-name="ce7" office:value-type="string">
            <text:p>mathematical probability</text:p>
          </table:table-cell>
          <table:table-cell table:style-name="ce7" office:value-type="string">
            <text:p>Determine coding/ Philosphy and Theory</text:p>
          </table:table-cell>
          <table:table-cell table:style-name="ce7" table:number-columns-repeated="253"/>
        </table:table-row>
        <table:table-row table:style-name="ro1">
          <table:table-cell table:style-name="ce5"/>
          <table:table-cell table:number-columns-repeated="255"/>
        </table:table-row>
        <table:table-row table:style-name="ro1">
          <table:table-cell table:style-name="ce1" office:value-type="string">
            <text:p>Research Professor: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falk.mccormick.northwestern.edu/#">Joseph R. Moskal</text:a> (The Falk Center for Molecular Therapeutics) </text:p>
          </table:table-cell>
          <table:table-cell table:number-columns-repeated="255"/>
        </table:table-row>
        <table:table-row table:style-name="ro1">
          <table:table-cell table:style-name="ce5"/>
          <table:table-cell table:number-columns-repeated="255"/>
        </table:table-row>
        <table:table-row table:style-name="ro1">
          <table:table-cell table:style-name="ce1" office:value-type="string">
            <text:p>Associate Professors: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esam.northwestern.edu/%7Echopp/index.html">David L. Chopp</text:a> (Engineering Sciences and Applied Mathematics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biochem.northwestern.edu/ibis/faculty/hicke.htm">Linda A. Hicke</text:a> (Biochemistry, Molecular Biology and Cell Biology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newton.stats.northwestern.edu/%7Ejiang/">Wenxin Jiang </text:a>(Statistics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feinberg.northwestern.edu/igp/facindex/KansasG.html">Geoffrey S. Kansas</text:a> (Microbiology- Immunology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cancer.northwestern.edu/research/members_bio.cfm?ID=148">Timothy M. Kuzel</text:a> (The Robert H. Lurie Comprehensive Cancer Center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biochem.northwestern.edu/ibis/faculty/matouschek.htm">Andreas T. Matouschek</text:a> (Biochemistry, Molecular Biology and Cell Biology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radiology.northwestern.edu/research/people/researcher.cfm?PersonID=121">Todd Parrish</text:a> (Radiology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biochem.northwestern.edu/ibis/faculty/radhakrishnan.htm">Ishwar Radhakrishnan</text:a> (Biochemistry, Molecular Biology, and Cell Biology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biochem.northwestern.edu/ibis/faculty/rosenzweig.htm">Amy C. Rosenzweig</text:a> (Biochemistry, Molecular Biology, and Cell Biology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northwestern.edu/neurobiology/faculty/spruston.html">Nelson Spruston</text:a> (Neurobiology and Physiology)</text:p>
          </table:table-cell>
          <table:table-cell table:number-columns-repeated="255"/>
        </table:table-row>
        <table:table-row table:style-name="ro1">
          <table:table-cell table:style-name="ce5"/>
          <table:table-cell table:number-columns-repeated="255"/>
        </table:table-row>
        <table:table-row table:style-name="ro1">
          <table:table-cell table:style-name="ce1" office:value-type="string">
            <text:p>Research Associate Professors: 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preventivemedicine.northwestern.edu/jovanovic.htm">Borko D. Jovanovic</text:a> (Preventive Medicine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basic.northwestern.edu/wak/wak.html">Warren A. Kibbe</text:a> (The Robert H. Lurie Comprehensive Cancer Center)</text:p>
          </table:table-cell>
          <table:table-cell table:number-columns-repeated="255"/>
        </table:table-row>
        <table:table-row table:style-name="ro1">
          <table:table-cell table:style-name="ce5"/>
          <table:table-cell table:number-columns-repeated="255"/>
        </table:table-row>
        <table:table-row table:style-name="ro1">
          <table:table-cell table:style-name="ce1" office:value-type="string">
            <text:p>Assistant Professors: 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biochem.northwestern.edu/ibis/faculty/beitel.htm">Gregory J. Beitel</text:a> (Biochemistry, Molecular Biology and Cell Biology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feinberg.northwestern.edu/igp/facindex/BerganR.html">Raymond C. Bergan</text:a> (The Robert H. Lurie Comprehensive Cancer Center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feinberg.northwestern.edu/igp/facindex/FreymannD.html">Douglas M. Freymann</text:a> (Molecular Pharmacology and Biological Chemistry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esam.northwestern.edu/%7Esasha/sasha.html">Alexander A. Golovin</text:a> (Engineering Sciences and Applied Mathematics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hersam-group.northwestern.edu/hersam.html">Mark C. Hersam</text:a> (Materials Science and Engineering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statistics.northwestern.edu/faculty/hongmei.html">Hongmei Jiang</text:a> (Statistics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scs.northwestern.edu/grad/mmi/faculty_profile.cfm">David M. Liebovitz</text:a> (General Internal Medicine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ece.northwestern.edu/faculty/Memik_Gokhan.html">Gokhan Memik </text:a>(Electrical Engineering and Computer Science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preventivemedicine.northwestern.edu/scholtens.htm">Denise M. Scholtens</text:a> (Preventive Medicine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shearesearch.northwestern.edu/lonnie/lonnie.htm">Lonnie D. Shea</text:a> (Chemical and Biological Engineering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feinberg.northwestern.edu/igp/facindex/SimonH-G.html">Hans-Georg Simon</text:a> (Pediatrics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singer.fsm.northwestern.edu/JoshSinger.html">Joshua Singer</text:a> (Opthamology &amp; Physiology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enh.org/research/investigators/default.aspx?id=2272">San Ming Wang</text:a> (Genetics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bioinfo.stats.northwestern.edu/jzwang/">Ji-Ping Z. Wang</text:a> (Statistics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biochem.northwestern.edu/ibis/faculty/weiss.htm">Eric Weiss</text:a> (Biochemistry, Molecular Biology, and Cell Biology) 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communication.northwestern.edu/csd/faculty/Patrick_C_Wong/">Patrick C.M. Wong</text:a> (Communications Science and Disorders)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www.ece.northwestern.edu/%7Ehaizhou/">Hai Zhou </text:a>(Electrical Engineering and Computer Science)</text:p>
          </table:table-cell>
          <table:table-cell table:number-columns-repeated="255"/>
        </table:table-row>
        <table:table-row table:style-name="ro1">
          <table:table-cell table:style-name="ce5"/>
          <table:table-cell table:number-columns-repeated="255"/>
        </table:table-row>
        <table:table-row table:style-name="ro1">
          <table:table-cell table:style-name="ce1" office:value-type="string">
            <text:p>Research Assistant Professors: </text:p>
          </table:table-cell>
          <table:table-cell table:number-columns-repeated="255"/>
        </table:table-row>
        <table:table-row table:style-name="ro1">
          <table:table-cell office:value-type="string">
            <text:p><text:a xlink:href="http://falk.mccormick.northwestern.edu/">Roger A. Kroes</text:a> (The Falk Center for Molecular Therapeutics)</text:p>
          </table:table-cell>
          <table:table-cell table:number-columns-repeated="255"/>
        </table:table-row>
        <table:table-row table:style-name="ro1">
          <table:table-cell office:value-type="string">
            <text:p>Simon Lin (The Robert H. Lurie Comprehensive Cancer Center) </text:p>
          </table:table-cell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0">11/10/2008</text:date>, <text:time>23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10-13T16:52:04</meta:creation-date>
    <dc:date>2008-11-10T23:52:33</dc:date>
    <meta:editing-cycles>2</meta:editing-cycles>
    <meta:editing-duration>PT22H55M16S</meta:editing-duration>
    <meta:user-defined meta:name="Info 1"/>
    <meta:user-defined meta:name="Info 2"/>
    <meta:user-defined meta:name="Info 3"/>
    <meta:user-defined meta:name="Info 4"/>
    <meta:document-statistic meta:table-count="3" meta:cell-count="231"/>
  </office:meta>
</office:document-meta>
</file>